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31.1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97.5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compare_by_nod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letter</text:p>
          </table:table-cell>
          <table:table-cell office:value-type="string" calcext:value-type="string">
            <text:p>mean base 8</text:p>
          </table:table-cell>
          <table:table-cell office:value-type="string" calcext:value-type="string">
            <text:p>mean base 32</text:p>
          </table:table-cell>
          <table:table-cell office:value-type="string" calcext:value-type="string">
            <text:p>mean base 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0.332589227570959" calcext:value-type="float">
            <text:p>0.332589227570959</text:p>
          </table:table-cell>
          <table:table-cell office:value-type="float" office:value="0.336300612137044" calcext:value-type="float">
            <text:p>0.336300612137044</text:p>
          </table:table-cell>
          <table:table-cell office:value-type="float" office:value="0.323843643298811" calcext:value-type="float">
            <text:p>0.3238436432988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274782187299779" calcext:value-type="float">
            <text:p>0.274782187299779</text:p>
          </table:table-cell>
          <table:table-cell office:value-type="float" office:value="0.283238485578169" calcext:value-type="float">
            <text:p>0.283238485578169</text:p>
          </table:table-cell>
          <table:table-cell office:value-type="float" office:value="0.278051960703244" calcext:value-type="float">
            <text:p>0.2780519607032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0.526259213936714" calcext:value-type="float">
            <text:p>0.526259213936714</text:p>
          </table:table-cell>
          <table:table-cell office:value-type="float" office:value="0.589273985674848" calcext:value-type="float">
            <text:p>0.589273985674848</text:p>
          </table:table-cell>
          <table:table-cell office:value-type="float" office:value="0.598483626901133" calcext:value-type="float">
            <text:p>0.5984836269011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0.465179487751783" calcext:value-type="float">
            <text:p>0.465179487751783</text:p>
          </table:table-cell>
          <table:table-cell office:value-type="float" office:value="0.551566852966171" calcext:value-type="float">
            <text:p>0.551566852966171</text:p>
          </table:table-cell>
          <table:table-cell office:value-type="float" office:value="0.551151808719" calcext:value-type="float">
            <text:p>0.5511518087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 office:value-type="float" office:value="0.464957160746247" calcext:value-type="float">
            <text:p>0.464957160746247</text:p>
          </table:table-cell>
          <table:table-cell office:value-type="float" office:value="0.545190350725013" calcext:value-type="float">
            <text:p>0.545190350725013</text:p>
          </table:table-cell>
          <table:table-cell office:value-type="float" office:value="0.474755478216275" calcext:value-type="float">
            <text:p>0.4747554782162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A</text:p>
          </table:table-cell>
          <table:table-cell office:value-type="float" office:value="0.504451304967836" calcext:value-type="float">
            <text:p>0.504451304967836</text:p>
          </table:table-cell>
          <table:table-cell office:value-type="float" office:value="0.543740835835848" calcext:value-type="float">
            <text:p>0.543740835835848</text:p>
          </table:table-cell>
          <table:table-cell office:value-type="float" office:value="0.510182460407397" calcext:value-type="float">
            <text:p>0.5101824604073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0.677104909912998" calcext:value-type="float">
            <text:p>0.677104909912998</text:p>
          </table:table-cell>
          <table:table-cell office:value-type="float" office:value="0.681211400998516" calcext:value-type="float">
            <text:p>0.681211400998516</text:p>
          </table:table-cell>
          <table:table-cell office:value-type="float" office:value="0.661822029013512" calcext:value-type="float">
            <text:p>0.6618220290135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</text:p>
          </table:table-cell>
          <table:table-cell office:value-type="float" office:value="0.651535418611653" calcext:value-type="float">
            <text:p>0.651535418611653</text:p>
          </table:table-cell>
          <table:table-cell office:value-type="float" office:value="0.641617599300504" calcext:value-type="float">
            <text:p>0.641617599300504</text:p>
          </table:table-cell>
          <table:table-cell office:value-type="float" office:value="0.65165469189938" calcext:value-type="float">
            <text:p>0.651654691899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0.62658041178321" calcext:value-type="float">
            <text:p>0.62658041178321</text:p>
          </table:table-cell>
          <table:table-cell office:value-type="float" office:value="0.649439043644104" calcext:value-type="float">
            <text:p>0.649439043644104</text:p>
          </table:table-cell>
          <table:table-cell office:value-type="float" office:value="0.659976510617097" calcext:value-type="float">
            <text:p>0.6599765106170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office:value-type="float" office:value="0.629066864751843" calcext:value-type="float">
            <text:p>0.629066864751843</text:p>
          </table:table-cell>
          <table:table-cell office:value-type="float" office:value="0.649324264737486" calcext:value-type="float">
            <text:p>0.649324264737486</text:p>
          </table:table-cell>
          <table:table-cell office:value-type="float" office:value="0.641026033327996" calcext:value-type="float">
            <text:p>0.6410260333279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0.791251830575794" calcext:value-type="float">
            <text:p>0.791251830575794</text:p>
          </table:table-cell>
          <table:table-cell table:style-name="ce1" office:value-type="float" office:value="0.797262230750141" calcext:value-type="float">
            <text:p>0.797262230750141</text:p>
          </table:table-cell>
          <table:table-cell table:style-name="ce1" office:value-type="float" office:value="0.809295403674867" calcext:value-type="float">
            <text:p>0.8092954036748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float" office:value="0.780669860291409" calcext:value-type="float">
            <text:p>0.780669860291409</text:p>
          </table:table-cell>
          <table:table-cell office:value-type="float" office:value="0.79512280912847" calcext:value-type="float">
            <text:p>0.79512280912847</text:p>
          </table:table-cell>
          <table:table-cell office:value-type="float" office:value="0.799205406054588" calcext:value-type="float">
            <text:p>0.7992054060545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office:value-type="float" office:value="0.791798164925709" calcext:value-type="float">
            <text:p>0.791798164925709</text:p>
          </table:table-cell>
          <table:table-cell office:value-type="float" office:value="0.798653688218163" calcext:value-type="float">
            <text:p>0.798653688218163</text:p>
          </table:table-cell>
          <table:table-cell office:value-type="float" office:value="0.808374032085651" calcext:value-type="float">
            <text:p>0.8083740320856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</text:p>
          </table:table-cell>
          <table:table-cell office:value-type="float" office:value="0.765410811369688" calcext:value-type="float">
            <text:p>0.765410811369688</text:p>
          </table:table-cell>
          <table:table-cell office:value-type="float" office:value="0.78727017823955" calcext:value-type="float">
            <text:p>0.78727017823955</text:p>
          </table:table-cell>
          <table:table-cell office:value-type="float" office:value="0.79794340443531" calcext:value-type="float">
            <text:p>0.797943404435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</text:p>
          </table:table-cell>
          <table:table-cell table:style-name="ce1" office:value-type="float" office:value="0.804592419935614" calcext:value-type="float">
            <text:p>0.804592419935614</text:p>
          </table:table-cell>
          <table:table-cell office:value-type="float" office:value="0.80873008092857" calcext:value-type="float">
            <text:p>0.80873008092857</text:p>
          </table:table-cell>
          <table:table-cell office:value-type="float" office:value="0.797307197090596" calcext:value-type="float">
            <text:p>0.7973071970905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</text:p>
          </table:table-cell>
          <table:table-cell table:style-name="ce1" office:value-type="float" office:value="0.800311612376834" calcext:value-type="float">
            <text:p>0.800311612376834</text:p>
          </table:table-cell>
          <table:table-cell office:value-type="float" office:value="0.798278670929625" calcext:value-type="float">
            <text:p>0.798278670929625</text:p>
          </table:table-cell>
          <table:table-cell office:value-type="float" office:value="0.806404702153301" calcext:value-type="float">
            <text:p>0.8064047021533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B</text:p>
          </table:table-cell>
          <table:table-cell office:value-type="float" office:value="0.795874168909722" calcext:value-type="float">
            <text:p>0.795874168909722</text:p>
          </table:table-cell>
          <table:table-cell table:style-name="ce1" office:value-type="float" office:value="0.810402896922733" calcext:value-type="float">
            <text:p>0.810402896922733</text:p>
          </table:table-cell>
          <table:table-cell office:value-type="float" office:value="0.809618789673415" calcext:value-type="float">
            <text:p>0.8096187896734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</text:p>
          </table:table-cell>
          <table:table-cell office:value-type="float" office:value="0.769706638379915" calcext:value-type="float">
            <text:p>0.769706638379915</text:p>
          </table:table-cell>
          <table:table-cell office:value-type="float" office:value="0.788964269348249" calcext:value-type="float">
            <text:p>0.788964269348249</text:p>
          </table:table-cell>
          <table:table-cell office:value-type="float" office:value="0.775566498485861" calcext:value-type="float">
            <text:p>0.7755664984858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10T16:30:51.137939868</dc:date>
    <meta:editing-duration>PT1M36S</meta:editing-duration>
    <meta:editing-cycles>1</meta:editing-cycles>
    <meta:generator>LibreOffice/6.0.7.3$Linux_X86_64 LibreOffice_project/00m0$Build-3</meta:generator>
    <meta:document-statistic meta:table-count="1" meta:cell-count="94" meta:object-count="0"/>
  </office:meta>
</office:document-meta>
</file>